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00000011481B86DAD.png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text-align="center" style:justify-single-word="false" fo:padding="0in" fo:border="non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2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7">
      <style:paragraph-properties fo:margin-top="0in" fo:margin-bottom="0in"/>
    </style:style>
    <style:style style:name="P16" style:family="paragraph" style:parent-style-name="Text_20_body" style:list-style-name="L8">
      <style:paragraph-properties fo:margin-top="0in" fo:margin-bottom="0in"/>
    </style:style>
    <style:style style:name="P17" style:family="paragraph" style:parent-style-name="Heading_20_4">
      <style:paragraph-properties fo:margin-left="0in" fo:margin-right="0in" fo:text-indent="-0.6in" style:auto-text-indent="false"/>
    </style:style>
    <style:style style:name="P18" style:family="paragraph" style:parent-style-name="Heading_20_3" style:list-style-name="L3">
      <style:paragraph-properties fo:margin-left="-1.4772in" fo:margin-right="0in" fo:text-indent="0in" style:auto-text-indent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left" style:number-wrapped-paragraphs="no-limit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</text:h>
      <text:h text:style-name="Heading_20_3" text:outline-level="3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calendar quickly and easily, without having to compile and deploy code, and without having to set up a database. It is preloaded with data so you can see how the system looks in production. <text:span text:style-name="T6">It is the foundation from which a production release is built.</text:span></text:p>
      <text:h text:style-name="Heading_20_3" text:outline-level="3"><draw:frame draw:style-name="fr1" draw:name="Frame1" text:anchor-type="paragraph" svg:x="4.6965in" svg:y="0.0689in" svg:width="2.0634in" draw:z-index="1"><draw:text-box fo:min-height="1.9008in"><text:p text:style-name="P1"><text:span text:style-name="Strong_20_Emphasis"><text:span text:style-name="T2">Note to Windows users:</text:span></text:span><text:span text:style-name="Strong_20_Emphasis"><text:span text:style-name="T3"> replace all commands of the form “./[command]” with “[command]” or “[command].bat”. <text:s/></text:span></text:span></text:p><text:p text:style-name="P1"><text:span text:style-name="Strong_20_Emphasis"><text:span text:style-name="T3"/></text:span></text:p><text:p text:style-name="P1"><text:span text:style-name="Strong_20_Emphasis"><text:span text:style-name="T3">For example, to start Bedework, enter:</text:span></text:span></text:p><text:p text:style-name="P1"><text:span text:style-name="Strong_20_Emphasis"><text:span text:style-name="T3">“</text:span></text:span><text:span text:style-name="Strong_20_Emphasis"><text:span text:style-name="T2">bw -quickstart start</text:span></text:span><text:span text:style-name="Strong_20_Emphasis"><text:span text:style-name="T3">”. </text:span></text:span></text:p></draw:text-box></draw:frame>Packaged with the quickstart</text:h>
      <text:list xml:id="list36706739" text:style-name="L1">
        <text:list-item>
          <text:p text:style-name="P10">Bedework (version 3.4) </text:p>
        </text:list-item>
        <text:list-item>
          <text:p text:style-name="P10">Tomcat 5.5 (apache-tomcat-5.5.17) </text:p>
        </text:list-item>
        <text:list-item>
          <text:p text:style-name="P10">Hypersonic SQL 1.7 (hsqldb-1.7.3.3) </text:p>
        </text:list-item>
        <text:list-item>
          <text:p text:style-name="P3">Apache Ant 1.6 (apache-ant-1.7) </text:p>
        </text:list-item>
      </text:list>
      <text:h text:style-name="Heading_20_3" text:outline-level="3">System requirements</text:h>
      <text:list xml:id="list36708542" text:style-name="L2">
        <text:list-item>
          <text:p text:style-name="P11"><text:a xlink:type="simple" xlink:href="http://java.sun.com/javase/downloads/index_jdk5.jsp">JDK 1.5</text:a> </text:p>
        </text:list-item>
        <text:list-item>
          <text:p text:style-name="P11">JAVA_HOME environment variable must be set, for example:. <text:line-break/><text:span text:style-name="T5">Linux: </text:span>export JAVA_HOME=/usr/java/jdk1.5.0_13<text:line-break/><text:span text:style-name="T5">Windows:</text:span> set JAVA_HOME=C:\Program Files\Java\jdk1.5.0_13</text:p>
        </text:list-item>
        <text:list-item>
          <text:p text:style-name="P4">Nothing else should be running on port 8080 and 8887. </text:p>
        </text:list-item>
      </text:list>
      <text:list xml:id="list36713383" text:style-name="L3">
        <text:list-item>
          <text:list>
            <text:list-item>
              <text:list>
                <text:list-header>
                  <text:h text:style-name="P18" text:outline-level="3" text:is-list-header="true">Starting Bedework</text:h>
                </text:list-header>
              </text:list>
            </text:list-item>
          </text:list>
        </text:list-item>
      </text:list>
      <text:list xml:id="list36714380" text:style-name="L4">
        <text:list-item>
          <text:p text:style-name="P12">Open a console window and cd to the quickstart directory. </text:p>
        </text:list-item>
        <text:list-item>
          <text:p text:style-name="P12">Set JAVA_HOME environment variable. </text:p>
        </text:list-item>
        <text:list-item>
          <text:p text:style-name="P12">Enter the following command: ./<text:span text:style-name="Strong_20_Emphasis">bw -quickstart start</text:span><text:line-break/>This will start Hypersonic, Tomcat, and the Apache DS ldap directory. </text:p>
        </text:list-item>
        <text:list-item>
          <text:p text:style-name="P5">Access the web applications at <text:a xlink:type="simple" xlink:href="http://localhost:8080/bedework">http://localhost:8080/bedework</text:a> <text:line-break/><text:span text:style-name="Emphasis">Note: this link will only work on the system on which the quickstart is running.</text:span></text:p>
        </text:list-item>
        <text:list-item>
          <text:p text:style-name="P5"><text:span text:style-name="Emphasis"><text:span text:style-name="T1">When finished, you can stop Bedework by entering <text:s/></text:span></text:span><text:span text:style-name="Emphasis"><text:span text:style-name="T2">CTRL-C </text:span></text:span><text:span text:style-name="Emphasis"><text:span text:style-name="T3">in the window in which the command was started.</text:span></text:span></text:p>
        </text:list-item>
      </text:list>
      <text:h text:style-name="Heading_20_3" text:outline-level="3">Logging</text:h>
      <text:p text:style-name="Text_20_body">Log messages largely appear in the tomcat log in &lt;tomcat-dir&gt;/logs. This release uses log4j for most of the application logging. The distributed log4j.xml appears in calendar/resources in <text:soft-page-break/>the quickstart and in common/classes in the tomcat directory. It is configured to maintain a rolling log file, <text:span text:style-name="T6">&lt;tomcat-dir&gt;/logs/server.log</text:span>, and also append output to the console.</text:p>
      <text:p text:style-name="Text_20_body">In addition, a socket appender is defined which allows Apache Chainsaw to be used to watch the log output.</text:p>
      <text:h text:style-name="Heading_20_3" text:outline-level="3"><text:bookmark text:name="Buildingtherelease"/>Building the Quickstart release</text:h>
      <text:list xml:id="list36706285" text:style-name="L5">
        <text:list-item>
          <text:p text:style-name="P13">Open a console window and cd to the quickstart directory. </text:p>
        </text:list-item>
        <text:list-item>
          <text:p text:style-name="P13">Set JAVA_HOME environment variable. </text:p>
        </text:list-item>
        <text:list-item>
          <text:p text:style-name="P6">Enter one of the following commands:<text:line-break/>./<text:span text:style-name="Strong_20_Emphasis">bw -quickstart deploy</text:span><text:line-break/>./<text:span text:style-name="Strong_20_Emphasis">bw -quickstart deploy.debug</text:span><text:line-break/>./<text:span text:style-name="Strong_20_Emphasis">bw -quickstart clean.deploy.debug</text:span> </text:p>
        </text:list-item>
      </text:list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36703432" text:style-name="L6">
        <text:list-item>
          <text:p text:style-name="P14">Open a console window and cd to the quickstart directory. </text:p>
        </text:list-item>
        <text:list-item>
          <text:p text:style-name="P14">Set JAVA_HOME environment variable</text:p>
        </text:list-item>
        <text:list-item>
          <text:p text:style-name="P14">Follow the steps above to build Bedework (this will download the necessary libraries) </text:p>
        </text:list-item>
        <text:list-item>
          <text:p text:style-name="P7">Enter one of the following commands (Linux or Windows):<text:line-break/><text:span text:style-name="Strong_20_Emphasis">bedework/build/quickstart/linux/adduser userid Firstname Lastname userid@mysite.edu password</text:span><text:line-break/>or<text:line-break/><text:span text:style-name="Strong_20_Emphasis">bedework\build\quickstart\windows\adduser userid Firstname Lastname userid@mysite.edu password</text:span> </text:p>
        </text:list-item>
      </text:list>
      <text:h text:style-name="Heading_20_3" text:outline-level="3"><text:bookmark text:name="AccessingtheApacheDSLdapServer"/>Accessing the Apache DS Ldap Server</text:h>
      <text:p text:style-name="Text_20_body">With Bedework running or with Apache DS running stand-alone, you can connect to the Apache DS server using the following setup (password = "secret"): </text:p>
      <text:p text:style-name="P2"><draw:frame draw:style-name="fr2" draw:name="graphics1" text:anchor-type="paragraph" svg:x="1.0457in" svg:y="0.1898in" svg:width="4.8335in" svg:height="2.8752in" draw:z-index="0"><draw:image xlink:href="Pictures/10000000000001D00000011481B86DAD.png" xlink:type="simple" xlink:show="embed" xlink:actuate="onLoad"/></draw:frame><text:soft-page-break/><text:line-break/><text:span text:style-name="Strong_20_Emphasis">PASSWORD:</text:span> secret </text:p>
      <text:h text:style-name="Heading_20_3" text:outline-level="3"><text:bookmark text:name="Dumpingandrestoringthedatabase"/>Dumping and restoring the database</text:h>
      <text:p text:style-name="Text_20_body">See also &lt;chapter and section&gt; for detailed information about using Bedework's dump/restore utility. <text:s/></text:p>
      <text:p text:style-name="Text_20_body">Prior to deploying a production database, you can work with Bedework's Hypersonic distribution to dump and restore data, back up your work, and get a feel for working with Bedework data. <text:s/>Note that you will use the same dump/restore utility when you have deployed your own production database (e.g. MySQL, Oracle). </text:p>
      <text:h text:style-name="Heading_20_4" text:outline-level="4"><text:bookmark text:name="ToinitializeHypersonichsqlpackagedwiththequickstart"/>To re-initialize Hypersonic (hsql) with default Quickstart data:</text:h>
      <text:p text:style-name="Text_20_body">The following steps will initialize the db with the default data shipped with the quickstart release. The data is found in bedework/dist/temp/shellscr/dumpres/data/initbedework.xml. This data contains a the basic calendar structure, many categories, two calendar suites, and the handful of users &amp; groups that allow the quickstart demonstration to run. It is a reasonable starting point for most deployments. </text:p>
      <text:list xml:id="list36707758" text:style-name="L7">
        <text:list-item>
          <text:p text:style-name="P15">Open two console windows and cd to the quickstart directory in both. </text:p>
        </text:list-item>
        <text:list-item>
          <text:p text:style-name="P15">Set JAVA_HOME environment variable. </text:p>
        </text:list-item>
        <text:list-item>
          <text:p text:style-name="P15">Stop the Bedework system if running. </text:p>
        </text:list-item>
        <text:list-item>
          <text:p text:style-name="P15"><text:span text:style-name="Strong_20_Emphasis">rm -r hsqldb-1.7.3.3\demo</text:span> <text:span text:style-name="T4">(to remove the hsql schema)</text:span> </text:p>
        </text:list-item>
        <text:list-item>
          <text:p text:style-name="P15">Start the system in console window 1:<text:line-break/>./<text:span text:style-name="Strong_20_Emphasis">bw -quickstart start</text:span> </text:p>
        </text:list-item>
        <text:list-item>
          <text:p text:style-name="P15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15"><text:soft-page-break/><text:span text:style-name="Strong_20_Emphasis">./bwrun schema-export</text:span> <text:span text:style-name="T4">(to create the db tables)</text:span> </text:p>
        </text:list-item>
        <text:list-item>
          <text:p text:style-name="P8"><text:span text:style-name="Strong_20_Emphasis">./bwrun initdb</text:span> <text:span text:style-name="T4">(to initialize the db with data/initbedework.xml)</text:span> </text:p>
        </text:list-item>
      </text:list>
      <text:h text:style-name="P17" text:outline-level="4" text:is-list-header="true"><text:bookmark text:name="TodumporrestoredatainHypersonichsqlpackagedwiththequickstart"/>To dump or restore your own data files: </text:h>
      <text:list xml:id="list36685896" text:style-name="L8">
        <text:list-item>
          <text:p text:style-name="P16">Open two console windows and cd to the quickstart directory in both. </text:p>
        </text:list-item>
        <text:list-item>
          <text:p text:style-name="P16">Set JAVA_HOME environment variable. </text:p>
        </text:list-item>
        <text:list-item>
          <text:p text:style-name="P16">Stop the Bedework system if running.</text:p>
        </text:list-item>
        <text:list-item>
          <text:p text:style-name="P16">Start the system in console window 1:<text:line-break/>./<text:span text:style-name="Strong_20_Emphasis">bw -quickstart start</text:span> </text:p>
        </text:list-item>
        <text:list-item>
          <text:p text:style-name="P16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9">to dump: ./<text:span text:style-name="Strong_20_Emphasis">bwrun dump [filename].xml</text:span><text:line-break/>to restore: ./<text:span text:style-name="Strong_20_Emphasis">bwrun restore [filename].xml</text:span> <text:s/><text:span text:style-name="T6">[-indexroot=&lt;lucene-index-root&gt;] </text:span></text:p>
        </text:list-item>
      </text:list>
      <text:h text:style-name="P17" text:outline-level="4" text:is-list-header="true"><text:bookmark text:name="Tocreateanemptysystem"/>To create an empty system:</text:h>
      <text:p text:style-name="Text_20_body">To install a system that contains no events, no categories, no locations, no contacts, and the barest of calendar structures, follow the steps above to restore initbedework-sparse.xml which can be found at bedework/dist/temp/shellscr/dumpres/data/initbedework-sparse.xml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Palatino Linotyp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Heading_20_2" style:class="text" style:master-page-name="" style:default-outline-level="1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1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class="text" style:master-page-name="">
      <style:paragraph-properties fo:text-align="center" style:justify-single-word="false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09-08-14T17:00:07.06</dc:date>
    <meta:editing-duration>PT02H30M20S</meta:editing-duration>
    <meta:editing-cycles>29</meta:editing-cycles>
    <meta:generator>OpenOffice.org/3.0$Win32 OpenOffice.org_project/300m9$Build-9358</meta:generator>
    <dc:creator>Arlen Johnson</dc:creator>
    <meta:document-statistic meta:table-count="0" meta:image-count="1" meta:object-count="0" meta:page-count="4" meta:paragraph-count="60" meta:word-count="785" meta:character-count="5306"/>
    <meta:user-defined meta:name="Info 1"/>
    <meta:user-defined meta:name="Info 2"/>
    <meta:user-defined meta:name="Info 3"/>
    <meta:user-defined meta:name="Info 4"/>
  </office:meta>
</office:document-meta>
</file>